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style:font-name="Times New Roman" fo:font-size="11pt" style:font-size-asian="11pt" style:font-size-complex="11pt"/>
    </style:style>
    <style:style style:name="P2" style:family="paragraph" style:parent-style-name="Text_20_body">
      <style:paragraph-properties fo:text-align="justify" style:justify-single-word="false"/>
      <style:text-properties style:font-name="Times New Roman" fo:font-size="11pt" style:font-size-asian="11pt" style:font-size-complex="11pt"/>
    </style:style>
    <style:style style:name="P3" style:family="paragraph" style:parent-style-name="Text_20_body">
      <style:paragraph-properties fo:text-align="justify" style:justify-single-word="false"/>
      <style:text-properties style:font-name="Times New Roman" fo:font-size="11pt" officeooo:paragraph-rsid="00208249" style:font-size-asian="11pt" style:font-size-complex="11pt"/>
    </style:style>
    <style:style style:name="P4" style:family="paragraph" style:parent-style-name="Text_20_body">
      <style:paragraph-properties fo:text-align="justify" style:justify-single-word="false"/>
      <style:text-properties style:font-name="Times New Roman" fo:font-size="11pt" officeooo:rsid="00225aa9" officeooo:paragraph-rsid="00225aa9" style:font-size-asian="11pt" style:font-size-complex="11pt"/>
    </style:style>
    <style:style style:name="P5" style:family="paragraph" style:parent-style-name="Text_20_body">
      <style:text-properties style:font-name="Times New Roman" fo:font-size="11pt" officeooo:rsid="00208249" officeooo:paragraph-rsid="00208249" style:font-size-asian="11pt" style:font-size-complex="11pt"/>
    </style:style>
    <style:style style:name="P6" style:family="paragraph" style:parent-style-name="Text_20_body">
      <style:paragraph-properties fo:text-align="justify" style:justify-single-word="false"/>
      <style:text-properties style:font-name="Times New Roman" fo:font-size="11pt" officeooo:rsid="0025edcc" officeooo:paragraph-rsid="0027b6ae" style:font-size-asian="11pt" style:font-size-complex="11pt"/>
    </style:style>
    <style:style style:name="P7" style:family="paragraph" style:parent-style-name="Text_20_body">
      <style:paragraph-properties fo:text-align="justify" style:justify-single-word="false"/>
      <style:text-properties style:font-name="Times New Roman" fo:font-size="11pt" officeooo:rsid="0025edcc" officeooo:paragraph-rsid="002be8a4" style:font-size-asian="11pt" style:font-size-complex="11pt"/>
    </style:style>
    <style:style style:name="P8" style:family="paragraph" style:parent-style-name="Text_20_body">
      <style:paragraph-properties fo:text-align="justify" style:justify-single-word="false"/>
      <style:text-properties style:font-name="Times New Roman" fo:font-size="11pt" officeooo:rsid="004e1635" officeooo:paragraph-rsid="004e1635" style:font-size-asian="11pt" style:font-size-complex="11pt"/>
    </style:style>
    <style:style style:name="P9" style:family="paragraph" style:parent-style-name="Text_20_body">
      <style:paragraph-properties fo:text-align="justify" style:justify-single-word="false"/>
      <style:text-properties style:font-name="Times New Roman" fo:font-size="11pt" officeooo:rsid="0054c44f" officeooo:paragraph-rsid="0054c44f" style:font-size-asian="11pt" style:font-size-complex="11pt"/>
    </style:style>
    <style:style style:name="P10" style:family="paragraph" style:parent-style-name="Text_20_body">
      <style:paragraph-properties fo:text-align="justify" style:justify-single-word="false"/>
      <style:text-properties style:font-name="Times New Roman" fo:font-size="11pt" officeooo:rsid="00575529" officeooo:paragraph-rsid="00575529" style:font-size-asian="11pt" style:font-size-complex="11pt"/>
    </style:style>
    <style:style style:name="P11" style:family="paragraph" style:parent-style-name="Text_20_body">
      <style:paragraph-properties fo:text-align="justify" style:justify-single-word="false"/>
      <style:text-properties style:font-name="Times New Roman" fo:font-size="11pt" officeooo:rsid="0058cb6e" officeooo:paragraph-rsid="0058cb6e" style:font-size-asian="11pt" style:font-size-complex="11pt"/>
    </style:style>
    <style:style style:name="P12" style:family="paragraph" style:parent-style-name="Text_20_body">
      <style:paragraph-properties fo:text-align="justify" style:justify-single-word="false"/>
      <style:text-properties style:font-name="Times New Roman" fo:font-size="11pt" fo:font-style="normal" officeooo:rsid="002f88cc" officeooo:paragraph-rsid="002f88cc" style:font-size-asian="11pt" style:font-style-asian="normal" style:font-size-complex="11pt" style:font-style-complex="normal"/>
    </style:style>
    <style:style style:name="P13" style:family="paragraph" style:parent-style-name="Text_20_body">
      <style:paragraph-properties fo:text-align="justify" style:justify-single-word="false"/>
      <style:text-properties officeooo:paragraph-rsid="0036ee68"/>
    </style:style>
    <style:style style:name="P14" style:family="paragraph" style:parent-style-name="Text_20_body">
      <style:paragraph-properties fo:text-align="justify" style:justify-single-word="false"/>
      <style:text-properties officeooo:paragraph-rsid="00498872"/>
    </style:style>
    <style:style style:name="P15" style:family="paragraph" style:parent-style-name="Text_20_body">
      <style:paragraph-properties fo:text-align="justify" style:justify-single-word="false"/>
      <style:text-properties officeooo:paragraph-rsid="005b5a04"/>
    </style:style>
    <style:style style:name="P16" style:family="paragraph" style:parent-style-name="Text_20_body">
      <style:paragraph-properties fo:text-align="justify" style:justify-single-word="false"/>
      <style:text-properties style:font-name="Times New Roman" fo:font-size="11pt" fo:font-style="normal" officeooo:paragraph-rsid="005b5a04" style:font-size-asian="11pt" style:font-style-asian="normal" style:font-size-complex="11pt" style:font-style-complex="normal"/>
    </style:style>
    <style:style style:name="P17" style:family="paragraph" style:parent-style-name="Text_20_body">
      <style:paragraph-properties fo:text-align="justify" style:justify-single-word="false"/>
      <style:text-properties style:font-name="Times New Roman" fo:font-size="11pt" fo:font-style="normal" officeooo:rsid="0061f71c" officeooo:paragraph-rsid="0061f71c" style:font-size-asian="11pt" style:font-style-asian="normal" style:font-size-complex="11pt" style:font-style-complex="normal"/>
    </style:style>
    <style:style style:name="P18" style:family="paragraph" style:parent-style-name="Text_20_body" style:list-style-name="L1">
      <style:text-properties style:font-name="Times New Roman" fo:font-size="11pt" style:font-size-asian="11pt" style:font-size-complex="11pt"/>
    </style:style>
    <style:style style:name="P19" style:family="paragraph" style:parent-style-name="Text_20_body">
      <style:paragraph-properties fo:text-align="justify" style:justify-single-word="false"/>
      <style:text-properties officeooo:paragraph-rsid="00663134"/>
    </style:style>
    <style:style style:name="P20" style:family="paragraph" style:parent-style-name="Text_20_body">
      <style:paragraph-properties fo:text-align="justify" style:justify-single-word="false"/>
      <style:text-properties officeooo:rsid="007201e4" officeooo:paragraph-rsid="007201e4"/>
    </style:style>
    <style:style style:name="P21" style:family="paragraph" style:parent-style-name="Text_20_body" style:list-style-name="L1">
      <style:paragraph-properties fo:margin-top="0in" fo:margin-bottom="0in" loext:contextual-spacing="false"/>
      <style:text-properties style:font-name="Times New Roman" fo:font-size="11pt" style:font-size-asian="11pt" style:font-size-complex="11pt"/>
    </style:style>
    <style:style style:name="P22" style:family="paragraph" style:parent-style-name="Heading_20_1">
      <style:text-properties officeooo:rsid="00208249" officeooo:paragraph-rsid="002146dd"/>
    </style:style>
    <style:style style:name="P23" style:family="paragraph" style:parent-style-name="Heading_20_1">
      <style:text-properties fo:font-style="normal" style:font-style-asian="normal" style:font-style-complex="normal"/>
    </style:style>
    <style:style style:name="T1" style:family="text">
      <style:text-properties officeooo:rsid="001b9ca1"/>
    </style:style>
    <style:style style:name="T2" style:family="text">
      <style:text-properties officeooo:rsid="00208249"/>
    </style:style>
    <style:style style:name="T3" style:family="text">
      <style:text-properties fo:font-style="italic" style:font-style-asian="italic" style:font-style-complex="italic"/>
    </style:style>
    <style:style style:name="T4" style:family="text">
      <style:text-properties fo:font-style="italic" officeooo:rsid="00208249" style:font-style-asian="italic" style:font-style-complex="italic"/>
    </style:style>
    <style:style style:name="T5" style:family="text">
      <style:text-properties fo:font-style="italic" officeooo:rsid="00265675" style:font-style-asian="italic" style:font-style-complex="italic"/>
    </style:style>
    <style:style style:name="T6" style:family="text">
      <style:text-properties fo:font-style="italic" officeooo:rsid="0055173e" style:font-style-asian="italic" style:font-style-complex="italic"/>
    </style:style>
    <style:style style:name="T7" style:family="text">
      <style:text-properties fo:font-style="italic" officeooo:rsid="00625d8e" style:font-style-asian="italic" style:font-style-complex="italic"/>
    </style:style>
    <style:style style:name="T8" style:family="text">
      <style:text-properties officeooo:rsid="00265675"/>
    </style:style>
    <style:style style:name="T9" style:family="text">
      <style:text-properties fo:font-style="normal" style:font-style-asian="normal" style:font-style-complex="normal"/>
    </style:style>
    <style:style style:name="T10" style:family="text">
      <style:text-properties fo:font-style="normal" officeooo:rsid="00265675" style:font-style-asian="normal" style:font-style-complex="normal"/>
    </style:style>
    <style:style style:name="T11" style:family="text">
      <style:text-properties fo:font-style="normal" officeooo:rsid="0027b6ae" style:font-style-asian="normal" style:font-style-complex="normal"/>
    </style:style>
    <style:style style:name="T12" style:family="text">
      <style:text-properties fo:font-style="normal" officeooo:rsid="00284869" style:font-style-asian="normal" style:font-style-complex="normal"/>
    </style:style>
    <style:style style:name="T13" style:family="text">
      <style:text-properties fo:font-style="normal" officeooo:rsid="002b6e4c" style:font-style-asian="normal" style:font-style-complex="normal"/>
    </style:style>
    <style:style style:name="T14" style:family="text">
      <style:text-properties fo:font-style="normal" officeooo:rsid="002be8a4" style:font-style-asian="normal" style:font-style-complex="normal"/>
    </style:style>
    <style:style style:name="T15" style:family="text">
      <style:text-properties fo:font-style="normal" officeooo:rsid="002c0ce6" style:font-style-asian="normal" style:font-style-complex="normal"/>
    </style:style>
    <style:style style:name="T16" style:family="text">
      <style:text-properties fo:font-style="normal" officeooo:rsid="002dd4bf" style:font-style-asian="normal" style:font-style-complex="normal"/>
    </style:style>
    <style:style style:name="T17" style:family="text">
      <style:text-properties fo:font-style="normal" officeooo:rsid="0055173e" style:font-style-asian="normal" style:font-style-complex="normal"/>
    </style:style>
    <style:style style:name="T18" style:family="text">
      <style:text-properties fo:font-style="normal" officeooo:rsid="005781c1" style:font-style-asian="normal" style:font-style-complex="normal"/>
    </style:style>
    <style:style style:name="T19" style:family="text">
      <style:text-properties fo:font-style="normal" officeooo:rsid="005a4038" style:font-style-asian="normal" style:font-style-complex="normal"/>
    </style:style>
    <style:style style:name="T20" style:family="text">
      <style:text-properties fo:font-style="normal" officeooo:rsid="00625d8e" style:font-style-asian="normal" style:font-style-complex="normal"/>
    </style:style>
    <style:style style:name="T21" style:family="text">
      <style:text-properties fo:font-style="normal" officeooo:rsid="0063bf2f" style:font-style-asian="normal" style:font-style-complex="normal"/>
    </style:style>
    <style:style style:name="T22" style:family="text">
      <style:text-properties fo:font-style="normal" officeooo:rsid="0066092a" style:font-style-asian="normal" style:font-style-complex="normal"/>
    </style:style>
    <style:style style:name="T23" style:family="text">
      <style:text-properties fo:font-style="normal" officeooo:rsid="0070027e" style:font-style-asian="normal" style:font-style-complex="normal"/>
    </style:style>
    <style:style style:name="T24" style:family="text">
      <style:text-properties officeooo:rsid="0027b6ae"/>
    </style:style>
    <style:style style:name="T25" style:family="text">
      <style:text-properties officeooo:rsid="002dd4bf"/>
    </style:style>
    <style:style style:name="T26" style:family="text">
      <style:text-properties officeooo:rsid="003153e4"/>
    </style:style>
    <style:style style:name="T27" style:family="text">
      <style:text-properties style:font-name="Times New Roman" fo:font-size="11pt" fo:font-style="normal" style:font-size-asian="11pt" style:font-style-asian="normal" style:font-size-complex="11pt" style:font-style-complex="normal"/>
    </style:style>
    <style:style style:name="T28" style:family="text">
      <style:text-properties style:font-name="Times New Roman" fo:font-size="11pt" fo:font-style="normal" officeooo:rsid="00356da9" style:font-size-asian="11pt" style:font-style-asian="normal" style:font-size-complex="11pt" style:font-style-complex="normal"/>
    </style:style>
    <style:style style:name="T29" style:family="text">
      <style:text-properties style:font-name="Times New Roman" fo:font-size="11pt" fo:font-style="normal" officeooo:rsid="005b5a04" style:font-size-asian="11pt" style:font-style-asian="normal" style:font-size-complex="11pt" style:font-style-complex="normal"/>
    </style:style>
    <style:style style:name="T30" style:family="text">
      <style:text-properties style:font-name="Times New Roman" fo:font-size="11pt" fo:font-style="normal" officeooo:rsid="005ce982" style:font-size-asian="11pt" style:font-style-asian="normal" style:font-size-complex="11pt" style:font-style-complex="normal"/>
    </style:style>
    <style:style style:name="T31" style:family="text">
      <style:text-properties style:font-name="Times New Roman" fo:font-size="11pt" fo:font-style="normal" officeooo:rsid="00663134" style:font-size-asian="11pt" style:font-style-asian="normal" style:font-size-complex="11pt" style:font-style-complex="normal"/>
    </style:style>
    <style:style style:name="T32" style:family="text">
      <style:text-properties style:font-name="Times New Roman" fo:font-size="11pt" fo:font-style="normal" officeooo:rsid="0067ea09" style:font-size-asian="11pt" style:font-style-asian="normal" style:font-size-complex="11pt" style:font-style-complex="normal"/>
    </style:style>
    <style:style style:name="T33" style:family="text">
      <style:text-properties style:font-name="Times New Roman" fo:font-size="11pt" fo:font-style="normal" officeooo:rsid="0069c742" style:font-size-asian="11pt" style:font-style-asian="normal" style:font-size-complex="11pt" style:font-style-complex="normal"/>
    </style:style>
    <style:style style:name="T34" style:family="text">
      <style:text-properties style:font-name="Times New Roman" fo:font-size="11pt" style:font-size-asian="11pt" style:font-size-complex="11pt"/>
    </style:style>
    <style:style style:name="T35" style:family="text">
      <style:text-properties style:font-name="Times New Roman" fo:font-size="11pt" officeooo:rsid="0036ee68" style:font-size-asian="11pt" style:font-size-complex="11pt"/>
    </style:style>
    <style:style style:name="T36" style:family="text">
      <style:text-properties style:font-name="Times New Roman" fo:font-size="11pt" officeooo:rsid="0037f58d" style:font-size-asian="11pt" style:font-size-complex="11pt"/>
    </style:style>
    <style:style style:name="T37" style:family="text">
      <style:text-properties style:font-name="Times New Roman" fo:font-size="11pt" officeooo:rsid="003920d0" style:font-size-asian="11pt" style:font-size-complex="11pt"/>
    </style:style>
    <style:style style:name="T38" style:family="text">
      <style:text-properties style:font-name="Times New Roman" fo:font-size="11pt" officeooo:rsid="0039e9d3" style:font-size-asian="11pt" style:font-size-complex="11pt"/>
    </style:style>
    <style:style style:name="T39" style:family="text">
      <style:text-properties style:font-name="Times New Roman" fo:font-size="11pt" officeooo:rsid="0039fe32" style:font-size-asian="11pt" style:font-size-complex="11pt"/>
    </style:style>
    <style:style style:name="T40" style:family="text">
      <style:text-properties style:font-name="Times New Roman" fo:font-size="11pt" officeooo:rsid="003a59a5" style:font-size-asian="11pt" style:font-size-complex="11pt"/>
    </style:style>
    <style:style style:name="T41" style:family="text">
      <style:text-properties style:font-name="Times New Roman" fo:font-size="11pt" officeooo:rsid="003c2cfd" style:font-size-asian="11pt" style:font-size-complex="11pt"/>
    </style:style>
    <style:style style:name="T42" style:family="text">
      <style:text-properties style:font-name="Times New Roman" fo:font-size="11pt" officeooo:rsid="003d2784" style:font-size-asian="11pt" style:font-size-complex="11pt"/>
    </style:style>
    <style:style style:name="T43" style:family="text">
      <style:text-properties style:font-name="Times New Roman" fo:font-size="11pt" officeooo:rsid="003f57e1" style:font-size-asian="11pt" style:font-size-complex="11pt"/>
    </style:style>
    <style:style style:name="T44" style:family="text">
      <style:text-properties style:font-name="Times New Roman" fo:font-size="11pt" officeooo:rsid="00413e85" style:font-size-asian="11pt" style:font-size-complex="11pt"/>
    </style:style>
    <style:style style:name="T45" style:family="text">
      <style:text-properties style:font-name="Times New Roman" fo:font-size="11pt" officeooo:rsid="0041d8f6" style:font-size-asian="11pt" style:font-size-complex="11pt"/>
    </style:style>
    <style:style style:name="T46" style:family="text">
      <style:text-properties style:font-name="Times New Roman" fo:font-size="11pt" officeooo:rsid="0047e55e" style:font-size-asian="11pt" style:font-size-complex="11pt"/>
    </style:style>
    <style:style style:name="T47" style:family="text">
      <style:text-properties style:font-name="Times New Roman" fo:font-size="11pt" officeooo:rsid="004b16a1" style:font-size-asian="11pt" style:font-size-complex="11pt"/>
    </style:style>
    <style:style style:name="T48" style:family="text">
      <style:text-properties style:font-name="Times New Roman" fo:font-size="11pt" fo:font-style="italic" officeooo:rsid="005b5a04" style:font-size-asian="11pt" style:font-style-asian="italic" style:font-size-complex="11pt" style:font-style-complex="italic"/>
    </style:style>
    <style:style style:name="T49" style:family="text">
      <style:text-properties style:font-name="Times New Roman" fo:font-size="11pt" fo:font-style="italic" officeooo:rsid="00663134" style:font-size-asian="11pt" style:font-style-asian="italic" style:font-size-complex="11pt" style:font-style-complex="italic"/>
    </style:style>
    <style:style style:name="T50" style:family="text">
      <style:text-properties officeooo:rsid="0053887c"/>
    </style:style>
    <style:style style:name="T51" style:family="text">
      <style:text-properties officeooo:rsid="0055173e"/>
    </style:style>
    <style:style style:name="T52" style:family="text">
      <style:text-properties officeooo:rsid="005eceed"/>
    </style:style>
    <style:style style:name="T53" style:family="text">
      <style:text-properties style:font-name="Times New Roman" fo:font-size="11pt" style:font-size-asian="11pt" style:font-size-complex="11pt"/>
    </style:style>
    <style:style style:name="T54" style:family="text">
      <style:text-properties style:font-name="Times New Roman" fo:font-size="11pt" officeooo:rsid="006a1129" style:font-size-asian="11pt" style:font-size-complex="11pt"/>
    </style:style>
    <style:style style:name="T55" style:family="text">
      <style:text-properties style:font-name="Times New Roman" fo:font-size="11pt" officeooo:rsid="006c4887" style:font-size-asian="11pt" style:font-size-complex="11pt"/>
    </style:style>
    <style:style style:name="T56" style:family="text">
      <style:text-properties style:font-name="Times New Roman" fo:font-size="11pt" officeooo:rsid="006f1214" style:font-size-asian="11pt" style:font-size-complex="11pt"/>
    </style:style>
    <style:style style:name="T57" style:family="text">
      <style:text-properties style:font-name="Times New Roman" fo:font-size="11pt" officeooo:rsid="00729bc6" style:font-size-asian="11pt" style:font-size-complex="11pt"/>
    </style:style>
    <style:style style:name="T58" style:family="text">
      <style:text-properties style:font-name="Times New Roman" fo:font-size="11pt" fo:font-style="italic" style:font-size-asian="11pt" style:font-style-asian="italic" style:font-size-complex="11pt" style:font-style-complex="italic"/>
    </style:style>
    <style:style style:name="T59" style:family="text">
      <style:text-properties style:font-name="Times New Roman" fo:font-size="11pt" fo:font-style="italic" officeooo:rsid="006a1129" style:font-size-asian="11pt" style:font-style-asian="italic" style:font-size-complex="11pt" style:font-style-complex="italic"/>
    </style:style>
    <style:style style:name="T60" style:family="text">
      <style:text-properties style:font-name="Times New Roman" fo:font-size="11pt" fo:font-style="italic" officeooo:rsid="006b3387" style:font-size-asian="11pt" style:font-style-asian="italic" style:font-size-complex="11pt" style:font-style-complex="italic"/>
    </style:style>
    <style:style style:name="T61" style:family="text">
      <style:text-properties style:font-name="Times New Roman" fo:font-size="11pt" fo:font-style="normal" style:font-size-asian="11pt" style:font-style-asian="normal" style:font-size-complex="11pt" style:font-style-complex="normal"/>
    </style:style>
    <style:style style:name="T62" style:family="text">
      <style:text-properties style:font-name="Times New Roman" fo:font-size="11pt" fo:font-style="normal" officeooo:rsid="006a1129" style:font-size-asian="11pt" style:font-style-asian="normal" style:font-size-complex="11pt" style:font-style-complex="normal"/>
    </style:style>
    <style:style style:name="T63" style:family="text">
      <style:text-properties style:font-name="Times New Roman" fo:font-size="11pt" fo:font-style="normal" officeooo:rsid="006b3387" style:font-size-asian="11pt" style:font-style-asian="normal" style:font-size-complex="11pt" style:font-style-complex="normal"/>
    </style:style>
    <style:style style:name="T64" style:family="text">
      <style:text-properties style:font-name="Times New Roman" fo:font-size="11pt" fo:font-style="normal" officeooo:rsid="006bcd69" style:font-size-asian="11pt" style:font-style-asian="normal" style:font-size-complex="11pt" style:font-style-complex="normal"/>
    </style:style>
    <style:style style:name="T65" style:family="text">
      <style:text-properties style:font-name="Times New Roman" fo:font-size="11pt" fo:font-style="normal" officeooo:rsid="006c4887" style:font-size-asian="11pt" style:font-style-asian="normal" style:font-size-complex="11pt" style:font-style-complex="normal"/>
    </style:style>
    <style:style style:name="T66" style:family="text">
      <style:text-properties style:font-name="Times New Roman" fo:font-size="11pt" fo:font-style="normal" officeooo:rsid="006cba09" style:font-size-asian="11pt" style:font-style-asian="normal" style:font-size-complex="11pt" style:font-style-complex="normal"/>
    </style:style>
    <style:style style:name="T67" style:family="text">
      <style:text-properties style:font-name="Times New Roman" fo:font-size="11pt" fo:font-style="normal" officeooo:rsid="006d1888" style:font-size-asian="11pt" style:font-style-asian="normal" style:font-size-complex="11pt" style:font-style-complex="normal"/>
    </style:style>
    <style:style style:name="T68" style:family="text">
      <style:text-properties style:font-name="Times New Roman" fo:font-size="11pt" fo:font-style="normal" officeooo:rsid="007371d2" style:font-size-asian="11pt" style:font-style-asian="normal" style:font-size-complex="11pt" style:font-style-complex="normal"/>
    </style:style>
    <style:style style:name="T69" style:family="text">
      <style:text-properties style:font-name="Times New Roman" fo:font-size="11pt" fo:font-style="normal" officeooo:rsid="00738462" style:font-size-asian="11pt" style:font-style-asian="normal" style:font-size-complex="11pt" style:font-style-complex="normal"/>
    </style:style>
    <style:style style:name="T70" style:family="text">
      <style:text-properties style:font-name="Times New Roman" fo:font-size="11pt" fo:font-style="normal" officeooo:rsid="00749524" style:font-size-asian="11pt" style:font-style-asian="normal" style:font-size-complex="11pt" style:font-style-complex="normal"/>
    </style:style>
    <style:style style:name="T71" style:family="text">
      <style:text-properties style:font-name="Times New Roman" fo:font-size="11pt" fo:font-style="normal" officeooo:rsid="0076538f" style:font-size-asian="11pt" style:font-style-asian="normal" style:font-size-complex="11pt" style:font-style-complex="normal"/>
    </style:style>
    <style:style style:name="T72" style:family="text">
      <style:text-properties style:font-name="Times New Roman" fo:font-size="11pt" fo:font-style="normal" officeooo:rsid="00780143" style:font-size-asian="11pt" style:font-style-asian="normal" style:font-size-complex="11pt" style:font-style-complex="normal"/>
    </style:style>
    <style:style style:name="T73" style:family="text">
      <style:text-properties style:font-name="Times New Roman" fo:font-size="11pt" fo:font-style="normal" officeooo:rsid="007853a2" style:font-size-asian="11pt" style:font-style-asian="normal" style:font-size-complex="11pt" style:font-style-complex="normal"/>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1<text:tab/>Abstract</text:h>
      <text:p text:style-name="P1"/>
      <text:p text:style-name="P2">This work is part of a larger research project called iKNOdis.net (interactive knowledge discovery in networks). <text:s/>Through graph based data mining on natural images, the goal is to achieve object recognition and classification. <text:s/><text:span text:style-name="T1">It is important to be able to visualize the results of every phase during this process, but also show the functionality of graph algorithms step-by-step. <text:s/>Therefore, strong 3D visualization capabilities are needed.</text:span></text:p>
      <text:p text:style-name="P2">In recent years such capabilities have been available through the use of <text:span text:style-name="T3">WebGL</text:span> and the <text:span text:style-name="T3">HTML Canvas</text:span> element, however this approach has several drawbacks: The canvas itself is isolated from the rest of the browser <text:span text:style-name="T3">DOM</text:span> and therefore elements within it cannot be styled via <text:span text:style-name="T3">CSS</text:span> attributes or subjected to <text:span text:style-name="T3">CSS</text:span> event handling (hover, active, visited, etc.). </text:p>
      <text:p text:style-name="P3">This<text:span text:style-name="T2"> study, therefore, consists of the research and evaluation of alternatives to </text:span><text:span text:style-name="T4">Canvas/WebGL</text:span><text:span text:style-name="T2"> based three-dimensional visualization and the implementation of a proof-of-concept. <text:s/>A preselection of </text:span><text:span text:style-name="T4">Famo.us</text:span><text:span text:style-name="T2"> and </text:span><text:span text:style-name="T4">X3DOM</text:span><text:span text:style-name="T2"> frameworks has already been performed, due to advantages they advocate to have in regard to other alternatives, and the fact that no similar projects have been found documented that use these technologies.</text:span></text:p>
      <text:p text:style-name="P4">We hope to be able to showcase an effective implementation of a 3D graph structure and inspire further work on its optimization.</text:p>
      <text:h text:style-name="P22" text:outline-level="1">2<text:tab/>Introduction and Motivation</text:h>
      <text:p text:style-name="P5"/>
      <text:p text:style-name="P6">This year's project <text:span text:style-name="T25">continues further</text:span> <text:span text:style-name="T8">with</text:span> the work started <text:span text:style-name="T8">in the</text:span> last year's research on 3D graph visualization <text:span text:style-name="T50">in browser</text:span>, <text:span text:style-name="T24">investigating</text:span> <text:span text:style-name="T5">Canvas</text:span><text:span text:style-name="T10"> alternatives, </text:span><text:span text:style-name="T11">and utilizing </text:span><text:s/><text:span text:style-name="T3">Three.js </text:span><text:span text:style-name="T10">and </text:span><text:span text:style-name="T5">Scene.js</text:span> – <text:span text:style-name="T3">Java</text:span><text:span text:style-name="T5">S</text:span><text:span text:style-name="T3">cript</text:span> librar<text:span text:style-name="T8">ies that run on top of </text:span><text:span text:style-name="T5">WebGL</text:span>. <text:s/><text:span text:style-name="T24">H</text:span><text:span text:style-name="T10">aving, </text:span><text:span text:style-name="T11">however,</text:span><text:span text:style-name="T10"> </text:span><text:span text:style-name="T5">WebGL </text:span><text:span text:style-name="T10">requiring a plug-in to run in browsers, it's been interesting to see what other technologies there </text:span><text:span text:style-name="T16">might be</text:span><text:span text:style-name="T10">, powered by either </text:span><text:span text:style-name="T5">DOM</text:span><text:span text:style-name="T10"> (or some shadow </text:span><text:span text:style-name="T5">DOM</text:span><text:span text:style-name="T10"> implementation) or something completely new, </text:span><text:span text:style-name="T16">that can compete performance-wise to those previously mentioned.</text:span></text:p>
      <text:p text:style-name="P7"><text:span text:style-name="T12">The </text:span><text:span text:style-name="T10">iKNOdis.</text:span><text:span text:style-name="T12">net </text:span><text:span text:style-name="T14">being</text:span><text:span text:style-name="T12"> an ongoing research project where graph theory is attempted to be applied to cancer classification in dermatological images, </text:span><text:span text:style-name="T14">if requirements met, </text:span><text:span text:style-name="T15">would find </text:span><text:span text:style-name="T14">this work immediately applicable.</text:span></text:p>
      <text:p text:style-name="P7"><text:span text:style-name="T13">On account of medical personnel </text:span><text:span text:style-name="T14">as</text:span><text:span text:style-name="T13"> the target user-group of the system, the visualization of a few thousand nodes </text:span><text:span text:style-name="T14">would </text:span><text:span text:style-name="T13">need to perform smoothly on average desktop hardware.</text:span></text:p>
      <text:h text:style-name="Heading_20_1" text:outline-level="1"><text:span text:style-name="T13">3<text:tab/></text:span><text:span text:style-name="T9">Background</text:span></text:h>
      <text:p text:style-name="P12"/>
      <text:p text:style-name="P12">The use of visualization to present information is not a new phenomenon. <text:s/><text:span text:style-name="T26">Maps, scientific drawings, data plots, even earliest scratches on rocks are all forms of visualization, and date back thousands of years. <text:s/>With the break of Digital Age new ways of presenting information have emerged, the concepts, however, remained the same.</text:span></text:p>
      <text:h text:style-name="Heading_20_2" text:outline-level="2">3.1<text:tab/>Scientific visualization</text:h>
      <text:p text:style-name="P13"><text:span text:style-name="T28">Scientific visualization, sometimes also referred to as visual data analysis is an interdisciplinary branch of science. <text:s/></text:span><text:span text:style-name="T34">According to Friendly (2008), it is "primarily concerned with the visualization of three-dimensional phenomena (architectural, meteorological, medical, biological, etc.), where the emphasis is on realistic renderings of volumes, surfaces, illumination sources, and so forth, perhaps with a dynamic (time) component". <text:s/></text:span><text:span text:style-name="T35">Over time, for obvious reasons, scientific visualization has become inseparable from computer science, putting a lot of focus on computer graphics as the subset of it, </text:span><text:span text:style-name="T38">while</text:span><text:span text:style-name="T35"> driving its advancement.</text:span></text:p>
      <text:p text:style-name="P13"><text:span text:style-name="T35">Through the availability of increasingly powerful computers with increasing amounts of internal and external memory, it is possible to investigate incredibly complex dynamics by means of ever </text:span><text:soft-page-break/><text:span text:style-name="T35">more realistic simulations. However, this brings with it vast amounts of data, </text:span><text:span text:style-name="T36">for whose analysis, to have </text:span><text:span text:style-name="T35">software tools which can visualize these multi-dimensional data sets, </text:span><text:span text:style-name="T36">is an imperative. When compared to experimenting and theory, its usefulness cannot be argued, nonetheless it is still far from s</text:span><text:span text:style-name="T37">traightforward. <text:s/></text:span><text:span text:style-name="T39">Often times the simulation may involve the calculation of many time steps, which requires a substantial amount of CPU time. <text:s/>On the other hand, running out of memory when displaying large data structures is also not uncommon. <text:s/></text:span><text:span text:style-name="T41">That combined</text:span><text:span text:style-name="T40"> with the </text:span><text:span text:style-name="T42">versatility</text:span><text:span text:style-name="T40"> of hardware devices that are becoming increasingly popular today, as “hosts” of those simulations, paints a better picture of the </text:span><text:span text:style-name="T43">challenges scientists are facing.</text:span></text:p>
      <text:h text:style-name="Heading_20_3" text:outline-level="3">3.1.1<text:tab/>Visualization in Medicine</text:h>
      <text:p text:style-name="P14"><text:span text:style-name="T45">F</text:span><text:span text:style-name="T44">ields of application of scientific visualization are numerous. <text:s/>In the natural sciences, scientists can visualize star formation or supernovae explosions. <text:s/>Tornado simulation or climate visualization </text:span><text:span text:style-name="T46">are some visualization topics in</text:span><text:span text:style-name="T44"> ecology. <text:s/></text:span><text:span text:style-name="T45">Whereas in</text:span><text:span text:style-name="T44"> medicine, o</text:span><text:span text:style-name="T34">ncologic (cancer) imaging is a prime candidate. <text:s/></text:span></text:p>
      <text:p text:style-name="P14"><text:span text:style-name="T34">Treatment of oncologic patients generally falls into three categories: chemotherapy, radiation therapy, or surgical resection. All three of these treatments can benefit from visualization. A key question in chemotherapy is whether the tumor is growing or shrinking. This can be best seen using visualization. Radiation therapy is done by configuring X-ray beams to target the tumor and spare other tissue. This problem is best addressed in three dimensions. Surgical resection relies upon removing tumor and keeping surrounding tissue intact and functional. Other applications include: multimodality imaging, neurological imaging for brain surgery, tissue characterization, medical school teaching, plastic surgery, </text:span><text:span text:style-name="T47">and more</text:span><text:span text:style-name="T34">.</text:span></text:p>
      <text:h text:style-name="Heading_20_1" text:outline-level="1">4<text:tab/>Related Work</text:h>
      <text:p text:style-name="P8"/>
      <text:p text:style-name="P9">Graph visualization in general, and thus 3D visualization, is becoming increasingly active field of research [7]. <text:s/>Topics under loop range from developing new algorithms to handling graphs with respect to information visualization. <text:s/><text:span text:style-name="T51">Unfortunately, any scientific work related directly to the project in question, i. e. efficient 3D in browser graph visualization, could not be found. <text:s/>Instead, a GitHub project on 3D graph visualization, a visualization library by the name of </text:span><text:span text:style-name="T6">vis.js</text:span><text:span text:style-name="T17">, </text:span><text:span text:style-name="T21">and another survey that has a slightly different scope but uses alternative tools, similar to those of this project, </text:span><text:span text:style-name="T17">will be taken into consideration.</text:span></text:p>
      <text:h text:style-name="Heading_20_2" text:outline-level="2"><text:span text:style-name="T17">4.</text:span><text:span text:style-name="T9">1<text:tab/>3D Graph Visualization with WebGL</text:span></text:h>
      <text:p text:style-name="P10"><text:span text:style-name="T9">[9] is a project which aims to evaluate possibilities of graph drawing with </text:span><text:span text:style-name="T3">WebGL</text:span><text:span text:style-name="T9">. <text:s/></text:span><text:span text:style-name="T18">The</text:span><text:span text:style-name="T9"> project uses the </text:span><text:span text:style-name="T3">JavaScript</text:span><text:span text:style-name="T9">'s </text:span><text:span text:style-name="T3">Three.js</text:span><text:span text:style-name="T9"> library for drawing and supports a force directed layout.</text:span></text:p>
      <text:p text:style-name="P11"><text:span text:style-name="T9">The goal of this project is almost identical to our project. <text:s/>The only difference is the choice of </text:span><text:span text:style-name="T20">underlying </text:span><text:span text:style-name="T9">technology, </text:span><text:span text:style-name="T20">which we are investigating alternatives for</text:span><text:span text:style-name="T9"> – </text:span><text:span text:style-name="T7">WebGL</text:span><text:span text:style-name="T9">. <text:s/></text:span><text:span text:style-name="T19">Performance showed when drawing up to </text:span><text:span text:style-name="T23">ten</text:span><text:span text:style-name="T19"> thousand </text:span><text:span text:style-name="T23">nodes and </text:span><text:span text:style-name="T19">edges was </text:span><text:span text:style-name="T22">awesome</text:span><text:span text:style-name="T19">.</text:span></text:p>
      <text:h text:style-name="Heading_20_2" text:outline-level="2"><text:span text:style-name="T19">4.</text:span><text:span text:style-name="T9">2<text:tab/>vis.js</text:span></text:h>
      <text:p text:style-name="P15"><text:span text:style-name="T48">vis.js </text:span><text:span text:style-name="T29">is a dynamic, browser-based visualization library. <text:s/></text:span><text:span text:style-name="T30">It </text:span><text:span text:style-name="T27">is designed to be easy to use, handle large amounts of dynamic data, and enable manipulation of </text:span><text:span text:style-name="T30">and interaction with </text:span><text:span text:style-name="T27">the data.</text:span></text:p>
      <text:p text:style-name="P16">The library consists of the following components:</text:p>
      <text:list xml:id="list1875964580558170526" text:style-name="L1">
        <text:list-item>
          <text:p text:style-name="P21">DataSet and DataView. A flexible key/value based data set. Add, update, and remove items. Subscribe on changes in the data set. A DataSet can filter and order items, and convert fields of items. </text:p>
        </text:list-item>
        <text:list-item>
          <text:p text:style-name="P21">DataView. A filtered and/or formatted view on a DataSet. </text:p>
        </text:list-item>
        <text:list-item>
          <text:p text:style-name="P21">Graph2d. Plot data on a timeline with lines or barcharts. </text:p>
        </text:list-item>
        <text:list-item>
          <text:p text:style-name="P21">Graph3d. Display data in a three dimensional graph. </text:p>
        </text:list-item>
        <text:list-item>
          <text:p text:style-name="P21">Network. Display a network (force <text:soft-page-break/>directed graph) with nodes and edges. </text:p>
        </text:list-item>
        <text:list-item>
          <text:p text:style-name="P18">Timeline. Display different types of data on a timeline. <text:span text:style-name="T52">[10]</text:span></text:p>
        </text:list-item>
      </text:list>
      <text:h text:style-name="Heading_20_2" text:outline-level="2">4.3<text:tab/>D3.js, Three.js and CSS 3D Transforms</text:h>
      <text:p text:style-name="P19"><text:span text:style-name="T31">This “</text:span><text:span text:style-name="T32">experiment”</text:span><text:span text:style-name="T31"> employs </text:span><text:span text:style-name="T49">D3.js</text:span><text:span text:style-name="T31"> and </text:span><text:span text:style-name="T49">Three.js</text:span><text:span text:style-name="T31"> together </text:span><text:span text:style-name="T33">to put 3D visualization to work. <text:s/></text:span><text:span text:style-name="T34">The example is using </text:span><text:span text:style-name="T58">D3</text:span><text:span text:style-name="T34"> to generate </text:span><text:span text:style-name="T58">HTML</text:span><text:span text:style-name="T34"> elements and </text:span><text:span text:style-name="T58">SVG</text:span><text:span text:style-name="T34"> charts, </text:span><text:span text:style-name="T54">as well as</text:span><text:span text:style-name="T34"> to store coordinate information for transitions inside data properties. <text:s/>The objects created using </text:span><text:span text:style-name="T58">D3</text:span><text:span text:style-name="T34"> are then passed into a </text:span><text:span text:style-name="T59">T</text:span><text:span text:style-name="T58">hree.js</text:span><text:span text:style-name="T34"> scene and animated using </text:span><text:span text:style-name="T58">CSS 3D</text:span><text:span text:style-name="T34"> transforms </text:span><text:span text:style-name="T56">[11]</text:span><text:span text:style-name="T34">. <text:s/></text:span><text:span text:style-name="T54">All this is done purely in </text:span><text:span text:style-name="T59">DOM</text:span><text:span text:style-name="T62">, </text:span><text:span text:style-name="T63">therefore making it a very interesting starting point </text:span><text:span text:style-name="T64">of</text:span><text:span text:style-name="T63"> our project.</text:span></text:p>
      <text:p text:style-name="P19"><text:span text:style-name="T59">CSS 3D </text:span><text:span text:style-name="T62">transforms are widely supported in browsers and that support will continue to grow. <text:s/></text:span><text:span text:style-name="T63">On the other hand, </text:span><text:span text:style-name="T60">WebGL</text:span><text:span text:style-name="T63"> </text:span><text:span text:style-name="T66">does not enjoy such a widespread support, </text:span><text:span text:style-name="T67">but </text:span><text:span text:style-name="T65">gives transforms the benefit of hardware acceleration, </text:span><text:span text:style-name="T67">which </text:span><text:span text:style-name="T55">is key to creating more sophisticated animations with more data points.</text:span></text:p>
      <text:p text:style-name="P20"><text:span text:style-name="T55">T</text:span><text:span text:style-name="T34">he best surprise was the performance. <text:s/>Although not comparable </text:span><text:span text:style-name="T57">to</text:span><text:span text:style-name="T34"> that of using </text:span><text:span text:style-name="T58">WebGL</text:span><text:span text:style-name="T27"> as 3D engine, drawing up to seven thousand </text:span><text:span text:style-name="T69">elements</text:span><text:span text:style-name="T27"> and interacting with it was quite </text:span><text:span text:style-name="T68">acceptable</text:span><text:span text:style-name="T27">. <text:s/></text:span><text:span text:style-name="T70">It is also worth mentioning that </text:span><text:span text:style-name="T72">the </text:span><text:span text:style-name="T70">drown elements were actually </text:span><text:span text:style-name="T73">two-dimensional objects</text:span><text:span text:style-name="T70">, visualized in 3D space. <text:s/></text:span><text:span text:style-name="T71">Whether it is possible to turn those 2D objects 3D </text:span><text:span text:style-name="T73">has</text:span><text:span text:style-name="T71"> not </text:span><text:span text:style-name="T73">been </text:span><text:span text:style-name="T71">investigated.</text:span></text:p>
      <text:h text:style-name="P23" text:outline-level="1">5 Methods and Materials</text:h>
      <text:p text:style-name="P17"/>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columns fo:column-count="2">
          <style:column style:rel-width="32753*" fo:start-indent="0in" fo:end-indent="0.1957in"/>
          <style:column style:rel-width="32782*" fo:start-indent="0.1957in" fo:end-indent="0in"/>
        </style:columns>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30T17:52:50.736193640</meta:creation-date>
    <dc:date>2015-06-06T17:14:56.666933878</dc:date>
    <meta:editing-duration>PT6H59M39S</meta:editing-duration>
    <meta:editing-cycles>83</meta:editing-cycles>
    <meta:generator>LibreOffice/4.4.2.2$Linux_X86_64 LibreOffice_project/40m0$Build-2</meta:generator>
    <meta:document-statistic meta:table-count="0" meta:image-count="0" meta:object-count="0" meta:page-count="3" meta:paragraph-count="36" meta:word-count="1266" meta:character-count="8379" meta:non-whitespace-character-count="7115"/>
  </office:meta>
</office:document-meta>
</file>